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Karla" svg:font-family="Karla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Karla1" svg:font-family="Karl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1.1903in" table:align="margins" style:may-break-between-rows="false"/>
    </style:style>
    <style:style style:name="Table1.A" style:family="table-column">
      <style:table-column-properties style:column-width="1.9576in" style:rel-column-width="11464*"/>
    </style:style>
    <style:style style:name="Table1.B" style:family="table-column">
      <style:table-column-properties style:column-width="0.6458in" style:rel-column-width="3782*"/>
    </style:style>
    <style:style style:name="Table1.C" style:family="table-column">
      <style:table-column-properties style:column-width="1.3965in" style:rel-column-width="8178*"/>
    </style:style>
    <style:style style:name="Table1.D" style:family="table-column">
      <style:table-column-properties style:column-width="2.8118in" style:rel-column-width="16467*"/>
    </style:style>
    <style:style style:name="Table1.E" style:family="table-column">
      <style:table-column-properties style:column-width="4.3785in" style:rel-column-width="25644*"/>
    </style:style>
    <style:style style:name="Table1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.E1" style:family="table-cell">
      <style:table-cell-properties fo:padding="0.0382in" fo:border="0.0069in solid #000000"/>
    </style:style>
    <style:style style:name="Table1.A2" style:family="table-cell">
      <style:table-cell-properties fo:padding="0.0382in" fo:border-left="0.0069in solid #000000" fo:border-right="none" fo:border-top="none" fo:border-bottom="0.0069in solid #000000"/>
    </style:style>
    <style:style style:name="Table1.E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P1" style:family="paragraph" style:parent-style-name="Header">
      <style:text-properties fo:color="#ff3333" style:font-name="Karla1" fo:font-size="10.5pt" fo:font-weight="bold" style:font-size-asian="10.5pt" style:font-weight-asian="bold" style:font-size-complex="10.5pt" style:font-weight-complex="bold"/>
    </style:style>
    <style:style style:name="P2" style:family="paragraph" style:parent-style-name="Header">
      <style:text-properties fo:color="#ff3333" style:font-name="Karla1" fo:font-size="10.5pt" fo:font-weight="normal" style:font-size-asian="10.5pt" style:font-weight-asian="normal" style:font-size-complex="10.5pt" style:font-weight-complex="normal"/>
    </style:style>
    <style:style style:name="P3" style:family="paragraph" style:parent-style-name="Standard">
      <style:text-properties style:font-name="Karla1" fo:font-size="10pt" style:font-size-asian="10pt" style:font-size-complex="10pt"/>
    </style:style>
    <style:style style:name="P4" style:family="paragraph" style:parent-style-name="Table_20_Heading">
      <style:paragraph-properties fo:text-align="center" style:justify-single-word="false"/>
      <style:text-properties fo:color="#0084d1" style:font-name="Karla1" fo:font-size="10pt" style:font-size-asian="10pt" style:font-size-complex="10pt"/>
    </style:style>
    <style:style style:name="P5" style:family="paragraph" style:parent-style-name="Table_20_Contents">
      <style:text-properties style:font-name="Karla1" fo:font-size="10pt" style:font-size-asian="10pt" style:font-size-complex="10pt"/>
    </style:style>
    <style:style style:name="P6" style:family="paragraph" style:parent-style-name="Table_20_Contents">
      <style:paragraph-properties fo:text-align="justify" style:justify-single-word="false"/>
      <style:text-properties style:font-name="Karla1" fo:font-size="10pt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Karla1" fo:font-size="10pt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Karla1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text-properties style:font-name="Karla1" fo:font-size="10pt" style:font-size-asian="10pt" style:font-size-complex="10pt"/>
    </style:style>
    <style:style style:name="P10" style:family="paragraph" style:parent-style-name="Table_20_Contents">
      <style:paragraph-properties fo:text-align="justify" style:justify-single-word="false"/>
      <style:text-properties style:font-name="Karla1" fo:font-size="10pt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style:font-name="Karla1" fo:font-size="10pt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Karla1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variant="normal" fo:text-transform="none" fo:color="#000000" style:text-line-through-style="none" style:font-name="Karla" fo:font-style="normal" style:text-underline-style="none" fo:font-weight="normal" style:text-blinking="false"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4">Function Name</text:p>
            </table:table-cell>
            <table:table-cell table:style-name="Table1.A1" office:value-type="string">
              <text:p text:style-name="P4">Method</text:p>
            </table:table-cell>
            <table:table-cell table:style-name="Table1.A1" office:value-type="string">
              <text:p text:style-name="P4">Parameters</text:p>
            </table:table-cell>
            <table:table-cell table:style-name="Table1.A1" office:value-type="string">
              <text:p text:style-name="P4">Description</text:p>
            </table:table-cell>
            <table:table-cell table:style-name="Table1.E1" office:value-type="string">
              <text:p text:style-name="P4">Response</text:p>
            </table:table-cell>
          </table:table-row>
        </table:table-header-rows>
        <table:table-row>
          <table:table-cell table:style-name="Table1.A2" office:value-type="string">
            <text:p text:style-name="P3"><text:bookmark text:name="docs-internal-guid-b36325d7-2725-674d-5438-4d2c07989240"/><text:span text:style-name="T1">postManagerDetails</text:span> </text:p>
          </table:table-cell>
          <table:table-cell table:style-name="Table1.A2" office:value-type="string">
            <text:p text:style-name="P5">POST </text:p>
          </table:table-cell>
          <table:table-cell table:style-name="Table1.A2" office:value-type="string">
            <text:p text:style-name="P5">_token</text:p>
          </table:table-cell>
          <table:table-cell table:style-name="Table1.A2" office:value-type="string">
            <text:p text:style-name="P6">This function is used to get manager personal details from database. In this function, we will pass token for complete process.</text:p>
            <text:p text:style-name="P6">This function will checks token validation. If token is not valid or expired then this function will returns in valid token response. </text:p>
            <text:p text:style-name="P6">After that this function will checks is user related to current token is manager or not. If not then this function will returns “WrongRequest” resonse. </text:p>
            <text:p text:style-name="P6">If everything is okay then this function will returns manager personal details and other required lists in json format as success response.</text:p>
          </table:table-cell>
          <table:table-cell table:style-name="Table1.E2" office:value-type="string">
            <text:p text:style-name="P8">Invalid Token Response:</text:p>
            <text:p text:style-name="P7">{<text:line-break/> <text:s/>"process_status": false,<text:line-break/> <text:s/>"error_reason": "InvalidToken",<text:line-break/> <text:s/>"error_messages": "You must provide a valid token.",<text:line-break/> <text:s/>"response_data": []<text:line-break/>}</text:p>
            <text:p text:style-name="P7">---------------------------------------------------------------------------------------</text:p>
            <text:p text:style-name="P8">Wrong Request Response:</text:p>
            <text:p text:style-name="P7">{<text:line-break/> <text:s/>"process_status": false,<text:line-break/> <text:s/>"error_reason": "RoleConflict",<text:line-break/> <text:s/>"error_messages": "Oops!! Looks like you are requesting wrong URL. This request is allow only for Sport Manager. Please try again",<text:line-break/> <text:s/>"response_data": []<text:line-break/>}</text:p>
            <text:p text:style-name="P7">---------------------------------------------------------------------------------------</text:p>
            <text:p text:style-name="P8">Success Response:</text:p>
            <text:p text:style-name="P7">{</text:p>
            <text:p text:style-name="P7"><text:s text:c="2"/>"process_status": true,</text:p>
            <text:p text:style-name="P7"><text:s text:c="2"/>"error_reason": "",</text:p>
            <text:p text:style-name="P7"><text:s text:c="2"/>"error_messages": "",</text:p>
            <text:p text:style-name="P7"><text:s text:c="2"/>"response_data": {</text:p>
            <text:p text:style-name="P7"><text:s text:c="4"/>"personal_data": {</text:p>
            <text:p text:style-name="P7"><text:s text:c="6"/>"Title": null,</text:p>
            <text:p text:style-name="P7"><text:s text:c="6"/>"BusineesName": null,</text:p>
            <text:p text:style-name="P7"><text:s text:c="6"/>"Gender": "",</text:p>
            <text:p text:style-name="P7"><text:s text:c="6"/>"BirthDate": null,</text:p>
            <text:p text:style-name="P7"><text:s text:c="6"/>"MarritalStatus": "",</text:p>
            <text:p text:style-name="P7"><text:s text:c="6"/>"MarriageDate": null,</text:p>
            <text:p text:style-name="P7"><text:s text:c="6"/>"WebsiteURL": null,</text:p>
            <text:p text:style-name="P7"><text:s text:c="6"/>"Address": null,</text:p>
            <text:p text:style-name="P7"><text:s text:c="6"/>"City": null,</text:p>
            <text:p text:style-name="P7"><text:s text:c="6"/>"Zipcode": null,</text:p>
            <text:p text:style-name="P7"><text:s text:c="6"/>"OfficialEmail": null,</text:p>
            <text:p text:style-name="P7"><text:s text:c="6"/>"OfficialContactNo": null,</text:p>
            <text:p text:style-name="P7"><text:s text:c="6"/>"OfficialMobile": null,</text:p>
            <text:p text:style-name="P7"><text:s text:c="6"/>"JobSummary": null,</text:p>
            <text:p text:style-name="P7"><text:s text:c="6"/>"JobDescription": null,</text:p>
            <text:p text:style-name="P7"><text:s text:c="6"/>"Position": null,</text:p>
            <text:p text:style-name="P7"><text:s text:c="6"/>"WorkFor": "",</text:p>
            <text:p text:style-name="P7"><text:s text:c="6"/>"Salary": "",</text:p>
            <text:p text:style-name="P7"><text:s text:c="6"/>"Country": null</text:p>
            <text:p text:style-name="P7"><text:s text:c="4"/>},</text:p>
            <text:p text:style-name="P7"><text:s text:c="4"/>"country_list": { "1": "Belguim", "2": "Italy", "3": "Netherlands" },</text:p>
            <text:p text:style-name="P7"><text:s text:c="4"/>"gender_list": { "Male": "Male", "Female": "Female", "Unknown": "Not to Reveal" },</text:p>
            <text:p text:style-name="P7"><text:s text:c="4"/>"work_list": { "Team": "Team", "Athlete": "Athlete", "Both": "Both", "None": "Not to Reveal" },</text:p>
            <text:p text:style-name="P7"><text:s text:c="4"/>"salary_list": { "Fixed": "Fixed", "Commision": "Commision", "Hybrid": "Hybrid", "None": "Not to Reveal" }</text:p>
            <text:p text:style-name="P7"><text:s text:c="2"/>}</text:p>
            <text:p text:style-name="P7">}</text:p>
          </table:table-cell>
        </table:table-row>
        <table:table-row>
          <table:table-cell table:style-name="Table1.A2" office:value-type="string">
            <text:p text:style-name="P3"><text:bookmark text:name="docs-internal-guid-b36325d7-2725-78ef-9f40-2373d7f512c5"/><text:span text:style-name="T1">postUpdateManagerDetails</text:span> </text:p>
          </table:table-cell>
          <table:table-cell table:style-name="Table1.A2" office:value-type="string">
            <text:p text:style-name="P5">POST </text:p>
          </table:table-cell>
          <table:table-cell table:style-name="Table1.A2" office:value-type="string">
            <text:p text:style-name="P5">_token</text:p>
            <text:p text:style-name="P5">title</text:p>
            <text:p text:style-name="P5">business_name</text:p>
            <text:p text:style-name="P5">gender</text:p>
            <text:p text:style-name="P5">birth_date</text:p>
            <text:p text:style-name="P5">marrital_status</text:p>
            <text:p text:style-name="P5">marriage_date</text:p>
            <text:p text:style-name="P5">website_url</text:p>
            <text:p text:style-name="P5">address*</text:p>
            <text:p text:style-name="P5">city*</text:p>
            <text:p text:style-name="P5">zipcode*</text:p>
            <text:p text:style-name="P5">official_email*</text:p>
            <text:p text:style-name="P5">official_contact</text:p>
            <text:p text:style-name="P5">official_mobile</text:p>
            <text:p text:style-name="P5">job_summary</text:p>
            <text:p text:style-name="P5">job_description</text:p>
            <text:p text:style-name="P5">position*</text:p>
            <text:p text:style-name="P5"><text:soft-page-break/>work_for</text:p>
            <text:p text:style-name="P5">salary</text:p>
            <text:p text:style-name="P5">country_id*</text:p>
          </table:table-cell>
          <table:table-cell table:style-name="Table1.A2" office:value-type="string">
            <text:p text:style-name="P6">This function is used to update manager personal details in database. In this function, we will pass all required parameters for complete process. </text:p>
            <text:p text:style-name="P6">This function will first check token validation. If token is not valid or expired then this function will returns invalid token response in json format.</text:p>
            <text:p text:style-name="P6">If token is valid then this function will check validation of * marked parameters. Any of these parameters is not valid or expired then this function will returns invalid data response in json format.</text:p>
            <text:p text:style-name="P6">If data is also valid then this function will update details in related record and returns success response in json format.</text:p>
          </table:table-cell>
          <table:table-cell table:style-name="Table1.E2" office:value-type="string">
            <text:p text:style-name="P8">Invalid Token Response:</text:p>
            <text:p text:style-name="P7">{<text:line-break/> <text:s/>"process_status": false,<text:line-break/> <text:s/>"error_reason": "InvalidToken",<text:line-break/> <text:s/>"error_messages": "You must provide a valid token.",<text:line-break/> <text:s/>"response_data": []<text:line-break/>}</text:p>
            <text:p text:style-name="P7">--------------------------------------------------------------------------------------</text:p>
            <text:p text:style-name="P8">Invalid Data Response:</text:p>
            <text:p text:style-name="P7">{<text:line-break/> <text:s/>"process_status": false,<text:line-break/> <text:s/>"error_reason": "InvalidData",<text:line-break/> <text:s/>"error_messages": "",<text:line-break/> <text:s/>"response_data": [],<text:line-break/> <text:s/>"error_message": {<text:line-break/> <text:s text:c="3"/>"address": "Address is required field.",<text:line-break/> <text:s text:c="3"/>"city": "City is required field.",<text:line-break/><text:soft-page-break/> <text:s text:c="3"/>"zipcode": "Zipcode is required field.",<text:line-break/> <text:s text:c="3"/>"position": "Position is required field.",<text:line-break/> <text:s text:c="3"/>"country_id": "Country Id is required field.",<text:line-break/> <text:s text:c="3"/>"official_email": "Official Email is required field."<text:line-break/> <text:s/>}<text:line-break/>}</text:p>
            <text:p text:style-name="P7">--------------------------------------------------------------------------------------</text:p>
            <text:p text:style-name="P8">Success Response:</text:p>
            <text:p text:style-name="P7">{<text:line-break/> <text:s/>"process_status": true,<text:line-break/> <text:s/>"error_reason": "",<text:line-break/> <text:s/>"error_messages": "",<text:line-break/> <text:s/>"response_data": []<text:line-break/>}</text:p>
          </table:table-cell>
        </table:table-row>
        <table:table-row>
          <table:table-cell table:style-name="Table1.A2" office:value-type="string">
            <text:p text:style-name="P3"><text:bookmark text:name="docs-internal-guid-b36325d7-2725-ad79-9c21-dbdff05e2ba8"/><text:span text:style-name="T1">postAttorneyDetails</text:span> </text:p>
          </table:table-cell>
          <table:table-cell table:style-name="Table1.A2" office:value-type="string">
            <text:p text:style-name="P5">POST </text:p>
          </table:table-cell>
          <table:table-cell table:style-name="Table1.A2" office:value-type="string">
            <text:p text:style-name="P5">_token</text:p>
          </table:table-cell>
          <table:table-cell table:style-name="Table1.A2" office:value-type="string">
            <text:p text:style-name="P6">This function is used to get attorney personal details from database. In this function, we will pass token for complete process.</text:p>
            <text:p text:style-name="P6">This function will checks token validation. If token is not valid or expired then this function will returns in valid token response. </text:p>
            <text:p text:style-name="P6">After that this function will checks is user related to current token is attorney or not. If not then this function will returns “WrongRequest” resonse. </text:p>
            <text:p text:style-name="P6">If everything is okay then this function will returns attorney personal details and other required lists in json format as success response.</text:p>
          </table:table-cell>
          <table:table-cell table:style-name="Table1.E2" office:value-type="string">
            <text:p text:style-name="P8">Invalid Token Response:</text:p>
            <text:p text:style-name="P7">{<text:line-break/> <text:s/>"process_status": false,<text:line-break/> <text:s/>"error_reason": "InvalidToken",<text:line-break/> <text:s/>"error_messages": "You must provide a valid token.",<text:line-break/> <text:s/>"response_data": []<text:line-break/>}</text:p>
            <text:p text:style-name="P7">-------------------------------------------------------------------------------------</text:p>
            <text:p text:style-name="P8">Wrong Request Response:</text:p>
            <text:p text:style-name="P7">{<text:line-break/> <text:s/>"process_status": false,<text:line-break/> <text:s/>"error_reason": "RoleConflict",<text:line-break/> <text:s/>"error_messages": "Oops!! Looks like you are requesting wrong URL. This request is allow only for Sport Attorneys. Please try again",<text:line-break/> <text:s/>"response_data": []<text:line-break/>}</text:p>
            <text:p text:style-name="P7">-------------------------------------------------------------------------------------</text:p>
            <text:p text:style-name="P8">Success Response:</text:p>
            <text:p text:style-name="P7">{</text:p>
            <text:p text:style-name="P7"><text:s text:c="2"/>"process_status": true,</text:p>
            <text:p text:style-name="P7"><text:s text:c="2"/>"error_reason": "",</text:p>
            <text:p text:style-name="P7"><text:s text:c="2"/>"error_messages": "",</text:p>
            <text:p text:style-name="P7"><text:s text:c="2"/>"response_data": {</text:p>
            <text:p text:style-name="P7"><text:s text:c="4"/>"personal_data": {</text:p>
            <text:p text:style-name="P7"><text:s text:c="6"/>"Title": null,</text:p>
            <text:p text:style-name="P7"><text:s text:c="6"/>"BusineesName": null,</text:p>
            <text:p text:style-name="P7"><text:s text:c="6"/>"Gender": "",</text:p>
            <text:p text:style-name="P7"><text:s text:c="6"/>"BirthDate": null,</text:p>
            <text:p text:style-name="P7"><text:s text:c="6"/>"MarritalStatus": "",</text:p>
            <text:p text:style-name="P7"><text:s text:c="6"/>"MarriageDate": null,</text:p>
            <text:p text:style-name="P7"><text:s text:c="6"/>"WebsiteURL": null,</text:p>
            <text:p text:style-name="P7"><text:s text:c="6"/>"Address": null,</text:p>
            <text:p text:style-name="P7"><text:s text:c="6"/>"City": null,</text:p>
            <text:p text:style-name="P7"><text:s text:c="6"/>"Zipcode": null,</text:p>
            <text:p text:style-name="P7"><text:s text:c="6"/>"OfficialEmail": null,</text:p>
            <text:p text:style-name="P7"><text:s text:c="6"/>"OfficialContactNo": null,</text:p>
            <text:p text:style-name="P7"><text:s text:c="6"/>"OfficialMobile": null,</text:p>
            <text:p text:style-name="P7"><text:s text:c="6"/>"JobSummary": null,</text:p>
            <text:p text:style-name="P7"><text:s text:c="6"/>"JobDescription": null,</text:p>
            <text:p text:style-name="P7"><text:s text:c="6"/>"Position": null,</text:p>
            <text:p text:style-name="P7"><text:s text:c="6"/>"WorkFor": "",</text:p>
            <text:p text:style-name="P7"><text:s text:c="6"/>"Salary": "",</text:p>
            <text:p text:style-name="P7"><text:s text:c="6"/>"Country": null</text:p>
            <text:p text:style-name="P7"><text:s text:c="4"/>},</text:p>
            <text:p text:style-name="P7"><text:s text:c="4"/>"country_list": { "1": "Belguim", "2": "Italy", "3": "Netherlands" },</text:p>
            <text:p text:style-name="P7"><text:s text:c="4"/>"gender_list": { "Male": "Male", "Female": "Female", "Unknown": "Not to Reveal" },</text:p>
            <text:p text:style-name="P7"><text:s text:c="4"/>"work_list": { "Team": "Team", "Athlete": "Athlete", "Both": "Both", "None": "Not to Reveal" },</text:p>
            <text:p text:style-name="P7"><text:s text:c="4"/>"salary_list": { "Fixed": "Fixed", "Commision": "Commision", "Hybrid": "Hybrid", "None": "Not to Reveal" }</text:p>
            <text:p text:style-name="P7"><text:s text:c="2"/>}</text:p>
            <text:p text:style-name="P7">}</text:p>
          </table:table-cell>
        </table:table-row>
        <table:table-row>
          <table:table-cell table:style-name="Table1.A2" office:value-type="string">
            <text:p text:style-name="P3"><text:bookmark text:name="docs-internal-guid-b36325d7-2725-bcd5-7119-5447fbde7278"/><text:span text:style-name="T1">postUpdateAttorneyDetails</text:span> </text:p>
          </table:table-cell>
          <table:table-cell table:style-name="Table1.A2" office:value-type="string">
            <text:p text:style-name="P5">POST </text:p>
          </table:table-cell>
          <table:table-cell table:style-name="Table1.A2" office:value-type="string">
            <text:p text:style-name="P5">_token</text:p>
            <text:p text:style-name="P5">title</text:p>
            <text:p text:style-name="P5">business_name</text:p>
            <text:p text:style-name="P5"><text:soft-page-break/>gender</text:p>
            <text:p text:style-name="P5">birth_date</text:p>
            <text:p text:style-name="P5">marrital_status</text:p>
            <text:p text:style-name="P5">marriage_date</text:p>
            <text:p text:style-name="P5">website_url</text:p>
            <text:p text:style-name="P5">address*</text:p>
            <text:p text:style-name="P5">city*</text:p>
            <text:p text:style-name="P5">zipcode*</text:p>
            <text:p text:style-name="P5">official_email*</text:p>
            <text:p text:style-name="P5">official_contact</text:p>
            <text:p text:style-name="P5">official_mobile</text:p>
            <text:p text:style-name="P5">job_summary</text:p>
            <text:p text:style-name="P5">job_description</text:p>
            <text:p text:style-name="P5">position*</text:p>
            <text:p text:style-name="P5">work_for</text:p>
            <text:p text:style-name="P5">salary</text:p>
            <text:p text:style-name="P5">country_id*</text:p>
          </table:table-cell>
          <table:table-cell table:style-name="Table1.A2" office:value-type="string">
            <text:p text:style-name="P6">This function is used to update attorney personal details in database. In this function, we will pass all required <text:soft-page-break/>parameters for complete process. </text:p>
            <text:p text:style-name="P6">This function will first check token validation. If token is not valid or expired then this function will returns invalid token response in json format.</text:p>
            <text:p text:style-name="P6">If token is valid then this function will check validation of * marked parameters. Any of these parameters is not valid or expired then this function will returns invalid data response in json format.</text:p>
            <text:p text:style-name="P6">If data is also valid then this function will update details in related record and returns success response in json format.</text:p>
          </table:table-cell>
          <table:table-cell table:style-name="Table1.E2" office:value-type="string">
            <text:p text:style-name="P8">Invalid Token Response:</text:p>
            <text:p text:style-name="P7">{<text:line-break/> <text:s/>"process_status": false,<text:line-break/><text:soft-page-break/> <text:s/>"error_reason": "InvalidToken",<text:line-break/> <text:s/>"error_messages": "You must provide a token.",<text:line-break/> <text:s/>"response_data": []<text:line-break/>}</text:p>
            <text:p text:style-name="P7">-------------------------------------------------------------------------------------</text:p>
            <text:p text:style-name="P8">Invalid Data Response:</text:p>
            <text:p text:style-name="P7">{<text:line-break/> <text:s/>"process_status": false,<text:line-break/> <text:s/>"error_reason": "InvalidData",<text:line-break/> <text:s/>"error_messages": "",<text:line-break/> <text:s/>"response_data": [],<text:line-break/> <text:s/>"error_message": {<text:line-break/> <text:s text:c="3"/>"address": "Address is required field.",<text:line-break/> <text:s text:c="3"/>"city": "City is required field.",<text:line-break/> <text:s text:c="3"/>"zipcode": "Zipcode is required field.",<text:line-break/> <text:s text:c="3"/>"position": "Position is required field.",<text:line-break/> <text:s text:c="3"/>"country_id": "Country Id is required field.",<text:line-break/> <text:s text:c="3"/>"official_email": "Official Email is required field."<text:line-break/> <text:s/>}<text:line-break/>}</text:p>
            <text:p text:style-name="P7">-------------------------------------------------------------------------------------</text:p>
            <text:p text:style-name="P8">Success Response:</text:p>
            <text:p text:style-name="P7">{<text:line-break/> <text:s/>"process_status": true,<text:line-break/> <text:s/>"error_reason": "",<text:line-break/> <text:s/>"error_messages": "",<text:line-break/> <text:s/>"response_data": []<text:line-break/>}</text:p>
          </table:table-cell>
        </table:table-row>
        <table:table-row>
          <table:table-cell table:style-name="Table1.A2" office:value-type="string">
            <text:p text:style-name="P3"><text:bookmark text:name="docs-internal-guid-b36325d7-2725-caea-0c95-bb040628f1c3"/><text:span text:style-name="T1">postTrainerDetails</text:span> </text:p>
          </table:table-cell>
          <table:table-cell table:style-name="Table1.A2" office:value-type="string">
            <text:p text:style-name="P5">POST </text:p>
          </table:table-cell>
          <table:table-cell table:style-name="Table1.A2" office:value-type="string">
            <text:p text:style-name="P5">_token</text:p>
          </table:table-cell>
          <table:table-cell table:style-name="Table1.A2" office:value-type="string">
            <text:p text:style-name="P6">This function is used to get trainer personal details from database. In this function, we will pass token for complete process.</text:p>
            <text:p text:style-name="P6">This function will checks token validation. If token is not valid or expired then this function will returns in valid token response. </text:p>
            <text:p text:style-name="P6">After that this function will checks is user related to current token is trainer or not. If not then this function will returns “WrongRequest” resonse. </text:p>
            <text:p text:style-name="P6">If everything is okay then this function will returns trainer personal details and other required lists in json format as success response.</text:p>
          </table:table-cell>
          <table:table-cell table:style-name="Table1.E2" office:value-type="string">
            <text:p text:style-name="P8">Invalid Token Response:</text:p>
            <text:p text:style-name="P7">{<text:line-break/> <text:s/>"process_status": false,<text:line-break/> <text:s/>"error_reason": "InvalidToken",<text:line-break/> <text:s/>"error_messages": "You must provide a valid token.",<text:line-break/> <text:s/>"response_data": []<text:line-break/>}</text:p>
            <text:p text:style-name="P7">-------------------------------------------------------------------------------------</text:p>
            <text:p text:style-name="P8">Wrong Request Response:</text:p>
            <text:p text:style-name="P7">{<text:line-break/> <text:s/>"process_status": false,<text:line-break/> <text:s/>"error_reason": "RoleConflict",<text:line-break/> <text:s/>"error_messages": "Oops!! Looks like you are requesting wrong URL. This request is allow only for Sport Trainer. Please try again",<text:line-break/> <text:s/>"response_data": []<text:line-break/>}</text:p>
            <text:p text:style-name="P7">-------------------------------------------------------------------------------------</text:p>
            <text:p text:style-name="P8">Success Response:</text:p>
            <text:p text:style-name="P7">{</text:p>
            <text:p text:style-name="P7"><text:s text:c="2"/>"process_status": true,</text:p>
            <text:p text:style-name="P7"><text:s text:c="2"/>"error_reason": "",</text:p>
            <text:p text:style-name="P7"><text:s text:c="2"/>"error_messages": "",</text:p>
            <text:p text:style-name="P7"><text:s text:c="2"/>"response_data": {</text:p>
            <text:p text:style-name="P7"><text:s text:c="4"/>"personal_data": {</text:p>
            <text:p text:style-name="P7"><text:s text:c="6"/>"Title": null,</text:p>
            <text:p text:style-name="P7"><text:s text:c="6"/>"BusineesName": null,</text:p>
            <text:p text:style-name="P7"><text:s text:c="6"/>"Gender": "",</text:p>
            <text:p text:style-name="P7"><text:s text:c="6"/>"BirthDate": null,</text:p>
            <text:p text:style-name="P7"><text:s text:c="6"/>"MarritalStatus": "",</text:p>
            <text:p text:style-name="P7"><text:s text:c="6"/>"MarriageDate": null,</text:p>
            <text:p text:style-name="P7"><text:s text:c="6"/>"WebsiteURL": null,</text:p>
            <text:p text:style-name="P7"><text:s text:c="6"/>"Address": null,</text:p>
            <text:p text:style-name="P7"><text:s text:c="6"/>"City": null,</text:p>
            <text:p text:style-name="P7"><text:s text:c="6"/>"Zipcode": null,</text:p>
            <text:p text:style-name="P7"><text:s text:c="6"/>"OfficialEmail": null,</text:p>
            <text:p text:style-name="P7"><text:s text:c="6"/>"OfficialContactNo": null,</text:p>
            <text:p text:style-name="P7"><text:s text:c="6"/>"OfficialMobile": null,</text:p>
            <text:p text:style-name="P7"><text:s text:c="6"/>"JobSummary": null,</text:p>
            <text:p text:style-name="P7"><text:s text:c="6"/>"JobDescription": null,</text:p>
            <text:p text:style-name="P7"><text:s text:c="6"/>"Position": null,</text:p>
            <text:p text:style-name="P7"><text:s text:c="6"/>"WorkFor": "",</text:p>
            <text:p text:style-name="P7"><text:s text:c="6"/>"Country": null</text:p>
            <text:p text:style-name="P7"><text:soft-page-break/><text:s text:c="4"/>},</text:p>
            <text:p text:style-name="P7"><text:s text:c="4"/>"country_list": { "1": "Belguim", "2": "Italy", "3": "Netherlands" },</text:p>
            <text:p text:style-name="P7"><text:s text:c="4"/>"gender_list": { "Male": "Male", "Female": "Female", "Unknown": "Not to Reveal" },</text:p>
            <text:p text:style-name="P7"><text:s text:c="4"/>"work_list": { "Team": "Team", "Athlete": "Athlete", "Both": "Both", "None": "Not to Reveal" }</text:p>
            <text:p text:style-name="P7"><text:s text:c="2"/>}</text:p>
            <text:p text:style-name="P7">}</text:p>
          </table:table-cell>
        </table:table-row>
        <table:table-row>
          <table:table-cell table:style-name="Table1.A2" office:value-type="string">
            <text:p text:style-name="P3"><text:bookmark text:name="docs-internal-guid-b36325d7-2725-d9a4-b0ca-e6465e73178a"/><text:span text:style-name="T1">postUpdateTrainerDetails</text:span> </text:p>
          </table:table-cell>
          <table:table-cell table:style-name="Table1.A2" office:value-type="string">
            <text:p text:style-name="P5">POST </text:p>
          </table:table-cell>
          <table:table-cell table:style-name="Table1.A2" office:value-type="string">
            <text:p text:style-name="P5">_token</text:p>
            <text:p text:style-name="P5">title</text:p>
            <text:p text:style-name="P5">business_name</text:p>
            <text:p text:style-name="P5">gender</text:p>
            <text:p text:style-name="P5">birth_date</text:p>
            <text:p text:style-name="P5">marrital_status</text:p>
            <text:p text:style-name="P5">marriage_date</text:p>
            <text:p text:style-name="P5">website_url</text:p>
            <text:p text:style-name="P5">address*</text:p>
            <text:p text:style-name="P5">city*</text:p>
            <text:p text:style-name="P5">zipcode*</text:p>
            <text:p text:style-name="P5">official_email*</text:p>
            <text:p text:style-name="P5">official_mobile</text:p>
            <text:p text:style-name="P5">official_contact</text:p>
            <text:p text:style-name="P5">job_summary</text:p>
            <text:p text:style-name="P5">job_description</text:p>
            <text:p text:style-name="P5">position*</text:p>
            <text:p text:style-name="P5">work_for</text:p>
            <text:p text:style-name="P5">country_id*</text:p>
          </table:table-cell>
          <table:table-cell table:style-name="Table1.A2" office:value-type="string">
            <text:p text:style-name="P6">This function is used to update trainer personal details in database. In this function, we will pass all required parameters for complete process. </text:p>
            <text:p text:style-name="P6">This function will first check token validation. If token is not valid or expired then this function will returns invalid token response in json format.</text:p>
            <text:p text:style-name="P6">If token is valid then this function will check validation of * marked parameters. Any of these parameters is not valid or expired then this function will returns invalid data response in json format.</text:p>
            <text:p text:style-name="P6">If data is also valid then this function will update details in related record and returns success response in json format.</text:p>
          </table:table-cell>
          <table:table-cell table:style-name="Table1.E2" office:value-type="string">
            <text:p text:style-name="P8">Invalid Token Response:</text:p>
            <text:p text:style-name="P7">{<text:line-break/> <text:s/>"process_status": false,<text:line-break/> <text:s/>"error_reason": "InvalidToken",<text:line-break/> <text:s/>"error_messages": "You must provide a token.",<text:line-break/> <text:s/>"response_data": []<text:line-break/>}</text:p>
            <text:p text:style-name="P7">-------------------------------------------------------------------------------------</text:p>
            <text:p text:style-name="P8">Invalid Data Response:</text:p>
            <text:p text:style-name="P7">{<text:line-break/> <text:s/>"process_status": false,<text:line-break/> <text:s/>"error_reason": "InvalidData",<text:line-break/> <text:s/>"error_messages": "",<text:line-break/> <text:s/>"response_data": [],<text:line-break/> <text:s/>"error_message": {<text:line-break/> <text:s text:c="3"/>"address": "Address is required field.",<text:line-break/> <text:s text:c="3"/>"city": "City is required field.",<text:line-break/> <text:s text:c="3"/>"zipcode": "Zipcode is required field.",<text:line-break/> <text:s text:c="3"/>"position": "Position is required field.",<text:line-break/> <text:s text:c="3"/>"country_id": "Country Id is required field.",<text:line-break/> <text:s text:c="3"/>"official_email": "Official Email is required field."<text:line-break/> <text:s/>}<text:line-break/>}</text:p>
            <text:p text:style-name="P7">-------------------------------------------------------------------------------------</text:p>
            <text:p text:style-name="P8">Success Response:</text:p>
            <text:p text:style-name="P7">{<text:line-break/> <text:s/>"process_status": true,<text:line-break/> <text:s/>"error_reason": "",<text:line-break/> <text:s/>"error_messages": "",<text:line-break/> <text:s/>"response_data": []<text:line-break/>}</text:p>
          </table:table-cell>
        </table:table-row>
        <table:table-row>
          <table:table-cell table:style-name="Table1.A2" office:value-type="string">
            <text:p text:style-name="P3"><text:bookmark text:name="docs-internal-guid-b36325d7-2725-e654-7d24-7af21749f3a4"/><text:span text:style-name="T1">postAthleteDetails</text:span> </text:p>
          </table:table-cell>
          <table:table-cell table:style-name="Table1.A2" office:value-type="string">
            <text:p text:style-name="P5">POST </text:p>
          </table:table-cell>
          <table:table-cell table:style-name="Table1.A2" office:value-type="string">
            <text:p text:style-name="P5">_token</text:p>
          </table:table-cell>
          <table:table-cell table:style-name="Table1.A2" office:value-type="string">
            <text:p text:style-name="P6">This function is used to get athlete personal details from database. In this function, we will pass token for complete process.</text:p>
            <text:p text:style-name="P6">This function will checks token validation. If token is not valid or expired then this function will returns in valid token response. </text:p>
            <text:p text:style-name="P6">After that this function will checks is user related to current token is athlete or not. If not then this function will returns “WrongRequest” resonse. </text:p>
            <text:p text:style-name="P6">If everything is okay then this function will returns athlete personal details and other required lists in json format as success response.</text:p>
          </table:table-cell>
          <table:table-cell table:style-name="Table1.E2" office:value-type="string">
            <text:p text:style-name="P8">Invalid Token Response:</text:p>
            <text:p text:style-name="P7">{<text:line-break/> <text:s/>"process_status": false,<text:line-break/> <text:s/>"error_reason": "InvalidToken",<text:line-break/> <text:s/>"error_messages": "You must provide a valid token.",<text:line-break/> <text:s/>"response_data": []<text:line-break/>}</text:p>
            <text:p text:style-name="P7">-------------------------------------------------------------------------------------</text:p>
            <text:p text:style-name="P8">Wrong Request Response:</text:p>
            <text:p text:style-name="P7">{<text:line-break/> <text:s/>"process_status": false,<text:line-break/> <text:s/>"error_reason": "RoleConflict",<text:line-break/> <text:s/>"error_messages": "Oops!! Looks like you are requesting wrong URL. This request is allow only for Athlete. Please try again",<text:line-break/> <text:s/>"response_data": []<text:line-break/>}</text:p>
            <text:p text:style-name="P7">-------------------------------------------------------------------------------------</text:p>
            <text:p text:style-name="P8">Success Response:</text:p>
            <text:p text:style-name="P7">{</text:p>
            <text:p text:style-name="P7"><text:s text:c="2"/>"process_status": true,</text:p>
            <text:p text:style-name="P7"><text:s text:c="2"/>"error_reason": "",</text:p>
            <text:p text:style-name="P7"><text:s text:c="2"/>"error_messages": "",</text:p>
            <text:p text:style-name="P7"><text:s text:c="2"/>"response_data": {</text:p>
            <text:p text:style-name="P7"><text:s text:c="4"/>"personal_data": {</text:p>
            <text:p text:style-name="P7"><text:s text:c="6"/>"ID": 1,</text:p>
            <text:p text:style-name="P7"><text:s text:c="6"/>"Title": null,</text:p>
            <text:p text:style-name="P7"><text:s text:c="6"/>"BusineesName": null,</text:p>
            <text:p text:style-name="P7"><text:s text:c="6"/>"Gender": "",</text:p>
            <text:p text:style-name="P7"><text:s text:c="6"/>"BirthDate": null,</text:p>
            <text:p text:style-name="P7"><text:s text:c="6"/>"MarritalStatus": "",</text:p>
            <text:p text:style-name="P7"><text:s text:c="6"/>"MarriageDate": null,</text:p>
            <text:p text:style-name="P7"><text:soft-page-break/><text:s text:c="6"/>"WebsiteURL": null,</text:p>
            <text:p text:style-name="P7"><text:s text:c="6"/>"Address": null,</text:p>
            <text:p text:style-name="P7"><text:s text:c="6"/>"City": null,</text:p>
            <text:p text:style-name="P7"><text:s text:c="6"/>"Zipcode": null,</text:p>
            <text:p text:style-name="P7"><text:s text:c="6"/>"OfficialEmail": null,</text:p>
            <text:p text:style-name="P7"><text:s text:c="6"/>"OfficialContactNo": null,</text:p>
            <text:p text:style-name="P7"><text:s text:c="6"/>"OfficialMobile": null,</text:p>
            <text:p text:style-name="P7"><text:s text:c="6"/>"JobSummary": null,</text:p>
            <text:p text:style-name="P7"><text:s text:c="6"/>"JobDescription": null,</text:p>
            <text:p text:style-name="P7"><text:s text:c="6"/>"Position": null,</text:p>
            <text:p text:style-name="P7"><text:s text:c="6"/>"Country": null,</text:p>
            <text:p text:style-name="P7"><text:s text:c="6"/>"Sport": null,</text:p>
            <text:p text:style-name="P7"><text:s text:c="6"/>"AthleteLevel": null</text:p>
            <text:p text:style-name="P7"><text:s text:c="4"/>},</text:p>
            <text:p text:style-name="P7"><text:s text:c="4"/>"country_list": { "1": "Belguim", "2": "Italy", <text:s/>"3": "Netherlands" },</text:p>
            <text:p text:style-name="P7"><text:s text:c="4"/>"gender_list": { "Male": "Male", "Female": "Female", "Unknown": "Not to Reveal" },</text:p>
            <text:p text:style-name="P7"><text:s text:c="4"/>"sport_list": { "1": "Football", "2": "Soccer", "3": "Chess", "4": "Ice Hockey" },</text:p>
            <text:p text:style-name="P7"><text:s text:c="4"/>"level_list": { "1": "Class A", "2": "Class B", "3": "Class C", "4": "Class D" }</text:p>
            <text:p text:style-name="P7"><text:s text:c="2"/>}</text:p>
            <text:p text:style-name="P7">}</text:p>
          </table:table-cell>
        </table:table-row>
        <table:table-row>
          <table:table-cell table:style-name="Table1.A2" office:value-type="string">
            <text:p text:style-name="P3"><text:bookmark text:name="docs-internal-guid-b36325d7-2725-f5db-11e4-57453d7646e5"/><text:span text:style-name="T1">postUpdateAthleteDetails</text:span> </text:p>
          </table:table-cell>
          <table:table-cell table:style-name="Table1.A2" office:value-type="string">
            <text:p text:style-name="P5">POST </text:p>
          </table:table-cell>
          <table:table-cell table:style-name="Table1.A2" office:value-type="string">
            <text:p text:style-name="P5">_token</text:p>
            <text:p text:style-name="P5">title</text:p>
            <text:p text:style-name="P5">business_name</text:p>
            <text:p text:style-name="P5">gender</text:p>
            <text:p text:style-name="P5">birth_date</text:p>
            <text:p text:style-name="P5">marrital_status</text:p>
            <text:p text:style-name="P5">marriage_date</text:p>
            <text:p text:style-name="P5">website_url</text:p>
            <text:p text:style-name="P5">address*</text:p>
            <text:p text:style-name="P5">city*</text:p>
            <text:p text:style-name="P5">zipcode*</text:p>
            <text:p text:style-name="P5">officail_email*</text:p>
            <text:p text:style-name="P5">official_contact</text:p>
            <text:p text:style-name="P5">official_mobile</text:p>
            <text:p text:style-name="P5">job_summary</text:p>
            <text:p text:style-name="P5">job_description</text:p>
            <text:p text:style-name="P5">position</text:p>
            <text:p text:style-name="P5">country_id*</text:p>
            <text:p text:style-name="P5">sport_id*</text:p>
            <text:p text:style-name="P5">level_id*</text:p>
          </table:table-cell>
          <table:table-cell table:style-name="Table1.A2" office:value-type="string">
            <text:p text:style-name="P6">This function is used to update athlete personal details in database. In this function, we will pass all required parameters for complete process. </text:p>
            <text:p text:style-name="P6">This function will first check token validation. If token is not valid or expired then this function will returns invalid token response in json format.</text:p>
            <text:p text:style-name="P6">If token is valid then this function will check validation of * marked parameters. Any of these parameters is not valid or expired then this function will returns invalid data response in json format.</text:p>
            <text:p text:style-name="P6">If data is also valid then this function will update details in related record and returns success response in json format.</text:p>
          </table:table-cell>
          <table:table-cell table:style-name="Table1.E2" office:value-type="string">
            <text:p text:style-name="P8">Invalid Token Response:</text:p>
            <text:p text:style-name="P7">{<text:line-break/> "process_status": false,<text:line-break/> <text:s/>"error_reason": "InvalidToken",<text:line-break/> <text:s/>"error_messages": "You must provide a token.",<text:line-break/> <text:s/>"response_data": []<text:line-break/>}</text:p>
            <text:p text:style-name="P7">-------------------------------------------------------------------------------------</text:p>
            <text:p text:style-name="P8">Invalid Data Response:</text:p>
            <text:p text:style-name="P7">{<text:line-break/> <text:s/>"process_status": false,<text:line-break/> <text:s/>"error_reason": "InvalidData",<text:line-break/> <text:s/>"error_messages": "",<text:line-break/> <text:s/>"response_data": [],<text:line-break/> <text:s/>"error_message": {<text:line-break/> <text:s text:c="3"/>"address": "Address is required field.",<text:line-break/> <text:s text:c="3"/>"city": "City is required field.",<text:line-break/> <text:s text:c="3"/>"zipcode": "Zipcode is required field.",<text:line-break/> <text:s text:c="3"/>"country_id": "Country Id is required field.",<text:line-break/> <text:s text:c="3"/>"officail_email": "Official Email is required field.",<text:line-break/> <text:s text:c="3"/>"sport_id": "Sport is required field.",<text:line-break/> <text:s text:c="3"/>"level_id": "Athlete Level is required field."<text:line-break/> <text:s/>}<text:line-break/>}</text:p>
            <text:p text:style-name="P7">-------------------------------------------------------------------------------------</text:p>
            <text:p text:style-name="P8">Success Response:</text:p>
            <text:p text:style-name="P7">{<text:line-break/> <text:s/>"process_status": true,<text:line-break/> <text:s/>"error_reason": "",<text:line-break/> <text:s/>"error_messages": "",<text:line-break/> <text:s/>"response_data": []<text:line-break/>}</text:p>
          </table:table-cell>
        </table:table-row>
        <table:table-row>
          <table:table-cell table:style-name="Table1.A2" office:value-type="string">
            <text:p text:style-name="P3"><text:bookmark text:name="docs-internal-guid-b36325d7-2726-02ba-3c4d-2302470b024e"/><text:span text:style-name="T1">postGeneralDetails</text:span> </text:p>
          </table:table-cell>
          <table:table-cell table:style-name="Table1.A2" office:value-type="string">
            <text:p text:style-name="P5">POST </text:p>
          </table:table-cell>
          <table:table-cell table:style-name="Table1.A2" office:value-type="string">
            <text:p text:style-name="P5">_token</text:p>
          </table:table-cell>
          <table:table-cell table:style-name="Table1.A2" office:value-type="string">
            <text:p text:style-name="P6">This function is used to get general user personal details from database. In this function, we will pass token for complete process.</text:p>
            <text:p text:style-name="P6">This function will checks token validation. If token is not valid or expired then this function will returns in valid token response. </text:p>
            <text:p text:style-name="P6">After that this function will checks is user related to current token is general user or not. If not then this function will returns “WrongRequest” resonse. </text:p>
            <text:p text:style-name="P6">If everything is okay then this function will returns general user personal details and other required lists in json format as <text:soft-page-break/>success response.</text:p>
          </table:table-cell>
          <table:table-cell table:style-name="Table1.E2" office:value-type="string">
            <text:p text:style-name="P8">Invalid Token Response:</text:p>
            <text:p text:style-name="P7">{<text:line-break/> <text:s/>"process_status": false,<text:line-break/> <text:s/>"error_reason": "InvalidToken",<text:line-break/> <text:s/>"error_messages": "You must provide a token.",<text:line-break/> <text:s/>"response_data": []<text:line-break/>}</text:p>
            <text:p text:style-name="P7">-------------------------------------------------------------------------------------</text:p>
            <text:p text:style-name="P8">Wrong Request Response:</text:p>
            <text:p text:style-name="P7">{<text:line-break/> <text:s/>"process_status": false,<text:line-break/> <text:s/>"error_reason": "RoleConflict",<text:line-break/> <text:s/>"error_messages": "Oops!! Looks like you are requesting wrong URL. This request is allow only for General User. Please try again",<text:line-break/> <text:s/>"response_data": []<text:line-break/><text:soft-page-break/>}</text:p>
            <text:p text:style-name="P7">-------------------------------------------------------------------------------------</text:p>
            <text:p text:style-name="P8">Success Response:</text:p>
            <text:p text:style-name="P7">{</text:p>
            <text:p text:style-name="P7"><text:s text:c="2"/>"process_status": true,</text:p>
            <text:p text:style-name="P7"><text:s text:c="2"/>"error_reason": "",</text:p>
            <text:p text:style-name="P7"><text:s text:c="2"/>"error_messages": "",</text:p>
            <text:p text:style-name="P7"><text:s text:c="2"/>"response_data": {</text:p>
            <text:p text:style-name="P7"><text:s text:c="4"/>"personal_data": {</text:p>
            <text:p text:style-name="P7"><text:s text:c="6"/>"Gender": "",</text:p>
            <text:p text:style-name="P7"><text:s text:c="6"/>"BirthDate": null,</text:p>
            <text:p text:style-name="P7"><text:s text:c="6"/>"MarritalStatus": "",</text:p>
            <text:p text:style-name="P7"><text:s text:c="6"/>"MarriageDate": null,</text:p>
            <text:p text:style-name="P7"><text:s text:c="6"/>"Address": null,</text:p>
            <text:p text:style-name="P7"><text:s text:c="6"/>"City": null,</text:p>
            <text:p text:style-name="P7"><text:s text:c="6"/>"Zipcode": null,</text:p>
            <text:p text:style-name="P7"><text:s text:c="6"/>"Description": null,</text:p>
            <text:p text:style-name="P7"><text:s text:c="6"/>"Country": null</text:p>
            <text:p text:style-name="P7"><text:s text:c="4"/>},</text:p>
            <text:p text:style-name="P7"><text:s text:c="4"/>"country_list": { "1": "Belguim", "2": "Italy", "3": "Netherlands" },</text:p>
            <text:p text:style-name="P7"><text:s text:c="4"/>"gender_list": { "Male": "Male", "Female": "Female", "Unknown": "Not to Reveal" }</text:p>
            <text:p text:style-name="P7"><text:s text:c="2"/>}</text:p>
            <text:p text:style-name="P7">}</text:p>
          </table:table-cell>
        </table:table-row>
        <table:table-row>
          <table:table-cell table:style-name="Table1.A2" office:value-type="string">
            <text:p text:style-name="P3"><text:bookmark text:name="docs-internal-guid-b36325d7-2726-1330-dd63-9f202295fcd1"/><text:span text:style-name="T1">postUpdateGeneralDetails</text:span> </text:p>
          </table:table-cell>
          <table:table-cell table:style-name="Table1.A2" office:value-type="string">
            <text:p text:style-name="P5">POST </text:p>
          </table:table-cell>
          <table:table-cell table:style-name="Table1.A2" office:value-type="string">
            <text:p text:style-name="P5">_token<text:line-break/>gender</text:p>
            <text:p text:style-name="P5">birth_date</text:p>
            <text:p text:style-name="P5">marrital_status</text:p>
            <text:p text:style-name="P5">marriage_date</text:p>
            <text:p text:style-name="P5">address*</text:p>
            <text:p text:style-name="P5">city*</text:p>
            <text:p text:style-name="P5">zipcode*</text:p>
            <text:p text:style-name="P5">country_id*</text:p>
            <text:p text:style-name="P5">description</text:p>
          </table:table-cell>
          <table:table-cell table:style-name="Table1.A2" office:value-type="string">
            <text:p text:style-name="P6">This function is used to update general user personal details in database. In this function, we will pass all required parameters for complete process. </text:p>
            <text:p text:style-name="P6">This function will first check token validation. If token is not valid or expired then this function will returns invalid token response in json format.</text:p>
            <text:p text:style-name="P6">If token is valid then this function will check validation of * marked parameters. Any of these parameters is not valid or expired then this function will returns invalid data response in json format.</text:p>
            <text:p text:style-name="P6">If data is also valid then this function will update details in related record and returns success response in json format.</text:p>
          </table:table-cell>
          <table:table-cell table:style-name="Table1.E2" office:value-type="string">
            <text:p text:style-name="P8">Invalid Token Response:</text:p>
            <text:p text:style-name="P7">{<text:line-break/> <text:s/>"process_status": false,<text:line-break/> <text:s/>"error_reason": "InvalidToken",<text:line-break/> <text:s/>"error_messages": "You must provide a token.",<text:line-break/> <text:s/>"response_data": []<text:line-break/>}</text:p>
            <text:p text:style-name="P7">------------------------------------------------------------------------------------</text:p>
            <text:p text:style-name="P8">Invalid Data Response:</text:p>
            <text:p text:style-name="P7">{<text:line-break/> <text:s/>"process_status": false,<text:line-break/> <text:s/>"error_reason": "InvalidData",<text:line-break/> <text:s/>"error_messages": "",<text:line-break/> <text:s/>"response_data": [],<text:line-break/> <text:s/>"error_message": {<text:line-break/> <text:s text:c="3"/>"address": "Address is required field.",<text:line-break/> <text:s text:c="3"/>"city": "City is required field.",<text:line-break/> <text:s text:c="3"/>"zipcode": "Zipcode is required field.",<text:line-break/> <text:s text:c="3"/>"country_id": "Country Id is required field."<text:line-break/> <text:s/>}<text:line-break/>}</text:p>
            <text:p text:style-name="P7">------------------------------------------------------------------------------------</text:p>
            <text:p text:style-name="P8">Success Response:</text:p>
            <text:p text:style-name="P7">{<text:line-break/> <text:s/>"process_status": true,<text:line-break/> <text:s/>"error_reason": "",<text:line-break/> <text:s/>"error_messages": "",<text:line-break/> <text:s/>"response_data": []<text:line-break/>}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7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Karla" svg:font-family="Karla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Karla1" svg:font-family="Karl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5953in" style:type="center"/>
          <style:tab-stop style:position="11.190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color="#ff3333" style:font-name="Karla1" fo:font-size="10.5pt" fo:font-weight="bold" style:font-size-asian="10.5pt" style:font-weight-asian="bold" style:font-size-complex="10.5pt" style:font-weight-complex="bold"/>
    </style:style>
    <style:style style:name="MP2" style:family="paragraph" style:parent-style-name="Header">
      <style:text-properties fo:color="#ff3333" style:font-name="Karla1" fo:font-size="10.5pt" fo:font-weight="normal" style:font-size-asian="10.5pt" style:font-weight-asian="normal" style:font-size-complex="10.5pt" style:font-weight-complex="normal"/>
    </style:style>
    <style:style style:name="MT1" style:family="text"/>
    <style:page-layout style:name="Mpm1">
      <style:page-layout-properties fo:page-width="11.6902in" fo:page-height="16.5402in" style:num-format="1" style:print-orientation="portrait" fo:margin-top="0.25in" fo:margin-bottom="0.25in" fo:margin-left="0.25in" fo:margin-right="0.2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URL for call webservice is : <text:a xlink:type="simple" xlink:href="http://www.incantera.com/personalapi/v1/" text:style-name="Internet_20_link" text:visited-style-name="Visited_20_Internet_20_Link">http://www.incantera.com/personalapi/v1/</text:a>{functionname} <text:s/></text:p>
        <text:p text:style-name="MP2">Note: Parameters with * are required to pass for complete process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5-20T23:24:29.54</meta:creation-date>
    <meta:editing-duration>P1DT11H12M27S</meta:editing-duration>
    <meta:editing-cycles>11</meta:editing-cycles>
    <meta:generator>OpenOffice/4.1.3$Win32 OpenOffice.org_project/413m1$Build-9783</meta:generator>
    <dc:date>2017-05-22T22:10:14.87</dc:date>
    <meta:document-statistic meta:table-count="1" meta:image-count="0" meta:object-count="0" meta:page-count="6" meta:paragraph-count="382" meta:word-count="2193" meta:character-count="18774"/>
  </office:meta>
</office:document-meta>
</file>